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1.576cm" fo:min-width="1.787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3.564cm"/>
    </style:style>
    <style:style style:name="gr3" style:family="graphic" style:parent-style-name="standard">
      <style:graphic-properties draw:textarea-horizontal-align="justify" draw:textarea-vertical-align="middle" draw:auto-grow-height="false" fo:min-height="0.668cm" fo:min-width="3.72cm"/>
    </style:style>
    <style:style style:name="gr4" style:family="graphic" style:parent-style-name="standard">
      <style:graphic-properties draw:textarea-horizontal-align="justify" draw:textarea-vertical-align="middle" draw:auto-grow-height="false" fo:min-height="0.668cm" fo:min-width="3.847cm"/>
    </style:style>
    <style:style style:name="gr5" style:family="graphic" style:parent-style-name="standard">
      <style:graphic-properties draw:fill-color="#b3b3b3" draw:textarea-horizontal-align="justify" draw:textarea-vertical-align="middle" draw:auto-grow-height="false" fo:min-height="1.042cm" fo:min-width="2.459cm"/>
    </style:style>
    <style:style style:name="gr6" style:family="graphic" style:parent-style-name="standard">
      <style:graphic-properties draw:fill-color="#b3b3b3" draw:textarea-horizontal-align="justify" draw:textarea-vertical-align="middle" draw:auto-grow-height="false" fo:min-height="0.791cm" fo:min-width="1.42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1cm" fo:min-width="3.94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94cm" fo:min-width="2.802cm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fill-color="#dc2300" draw:textarea-horizontal-align="justify" draw:textarea-vertical-align="middle" draw:auto-grow-height="false" fo:min-height="0.639cm" fo:min-width="0.378cm"/>
    </style:style>
    <style:style style:name="gr15" style:family="graphic" style:parent-style-name="standard">
      <style:graphic-properties draw:fill-color="#47b800" draw:textarea-horizontal-align="justify" draw:textarea-vertical-align="middle" draw:auto-grow-height="false" fo:min-height="0.639cm" fo:min-width="0.378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668cm" fo:min-width="2.958cm"/>
    </style:style>
    <style:style style:name="gr18" style:family="graphic" style:parent-style-name="standard">
      <style:graphic-properties draw:stroke="none" svg:stroke-color="#000000" draw:fill="none" draw:fill-color="#ffffff" fo:min-height="2.2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454cm" fo:min-width="1.137cm"/>
    </style:style>
    <style:style style:name="gr20" style:family="graphic" style:parent-style-name="standard">
      <style:graphic-properties draw:stroke="none" svg:stroke-color="#000000" draw:fill="none" draw:fill-color="#ffffff" fo:min-height="0.945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593cm" fo:min-width="2.104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668cm" fo:min-width="3.72cm"/>
    </style:style>
    <style:style style:name="gr23" style:family="graphic" style:parent-style-name="standard">
      <style:graphic-properties draw:fill-color="#6bff6b" draw:textarea-horizontal-align="justify" draw:textarea-vertical-align="middle" draw:auto-grow-height="false" fo:min-height="3.338cm" fo:min-width="6.358cm"/>
    </style:style>
    <style:style style:name="gr24" style:family="graphic" style:parent-style-name="standard">
      <style:graphic-properties draw:stroke="dash" draw:stroke-dash="Fine_20_Dashed" svg:stroke-width="0.035cm" svg:stroke-color="#00dcff" draw:marker-start-width="0.252cm" draw:marker-end-width="0.252cm" draw:fill-color="#ffffff" draw:textarea-horizontal-align="justify" draw:textarea-vertical-align="middle" draw:auto-grow-height="false" fo:min-height="3.537cm" fo:min-width="12.824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Fine_20_Dashed" svg:stroke-color="#ff6600" draw:fill-color="#ffffff" draw:textarea-horizontal-align="justify" draw:textarea-vertical-align="middle" draw:auto-grow-height="false" fo:min-height="3.814cm" fo:min-width="12.2cm"/>
    </style:style>
    <style:style style:name="gr26" style:family="graphic" style:parent-style-name="standard">
      <style:graphic-properties draw:fill-color="#333333" draw:textarea-horizontal-align="justify" draw:textarea-vertical-align="middle" draw:auto-grow-height="false" fo:min-height="0.791cm" fo:min-width="1.42cm"/>
    </style:style>
    <style:style style:name="gr27" style:family="graphic" style:parent-style-name="standard">
      <style:graphic-properties draw:fill-color="#23b8dc" draw:textarea-horizontal-align="justify" draw:textarea-vertical-align="middle" draw:auto-grow-height="false" fo:min-height="2.544cm" fo:min-width="3.564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884cm" fo:min-width="1.137cm"/>
    </style:style>
    <style:style style:name="gr29" style:family="graphic" style:parent-style-name="standard">
      <style:graphic-properties draw:textarea-horizontal-align="justify" draw:textarea-vertical-align="middle" draw:auto-grow-height="false" fo:min-height="2.29cm" fo:min-width="2.167cm"/>
    </style:style>
    <style:style style:name="gr30" style:family="graphic" style:parent-style-name="standard">
      <style:graphic-properties draw:stroke="none" svg:stroke-color="#000000" draw:fill="none" draw:fill-color="#ffffff" fo:min-height="2.134cm"/>
    </style:style>
    <style:style style:name="gr31" style:family="graphic" style:parent-style-name="standard">
      <style:graphic-properties draw:fill-color="#ff6600" draw:textarea-horizontal-align="justify" draw:textarea-vertical-align="middle" draw:auto-grow-height="false" fo:min-height="1.417cm" fo:min-width="2.549cm"/>
    </style:style>
    <style:style style:name="gr32" style:family="graphic" style:parent-style-name="standard">
      <style:graphic-properties draw:textarea-horizontal-align="justify" draw:textarea-vertical-align="middle" draw:auto-grow-height="false" fo:min-height="0.668cm" fo:min-width="2.496cm"/>
    </style:style>
    <style:style style:name="gr33" style:family="graphic" style:parent-style-name="standard">
      <style:graphic-properties draw:textarea-horizontal-align="justify" draw:textarea-vertical-align="middle" draw:auto-grow-height="false" fo:min-height="0.668cm" fo:min-width="3.004cm"/>
    </style:style>
    <style:style style:name="gr34" style:family="graphic" style:parent-style-name="standard">
      <style:graphic-properties draw:fill-color="#ff6600" draw:textarea-horizontal-align="justify" draw:textarea-vertical-align="middle" draw:auto-grow-height="false" fo:min-height="1.1cm" fo:min-width="4.454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791cm" fo:min-width="1.42cm"/>
    </style:style>
    <style:style style:name="gr36" style:family="graphic" style:parent-style-name="standard">
      <style:graphic-properties svg:stroke-color="#000000" draw:marker-end="Square" draw:textarea-vertical-align="middle"/>
    </style:style>
    <style:style style:name="gr37" style:family="graphic" style:parent-style-name="standard">
      <style:graphic-properties draw:fill-color="#23dc6b" draw:textarea-horizontal-align="justify" draw:textarea-vertical-align="middle" draw:auto-grow-height="false" fo:min-height="1.1cm" fo:min-width="0.89cm"/>
    </style:style>
    <style:style style:name="gr38" style:family="graphic" style:parent-style-name="standard">
      <style:graphic-properties draw:fill-color="#23dcdc" draw:textarea-horizontal-align="justify" draw:textarea-vertical-align="middle" draw:auto-grow-height="false" fo:min-height="0.668cm" fo:min-width="2.496cm"/>
    </style:style>
    <style:style style:name="gr39" style:family="graphic" style:parent-style-name="standard">
      <style:graphic-properties svg:stroke-color="#00dcff" draw:marker-end="Arrow" draw:textarea-vertical-align="middle"/>
    </style:style>
    <style:style style:name="gr40" style:family="graphic" style:parent-style-name="standard">
      <style:graphic-properties draw:fill-color="#ff6600" draw:textarea-horizontal-align="justify" draw:textarea-vertical-align="middle" draw:auto-grow-height="false" fo:min-height="1.146cm" fo:min-width="5.216cm"/>
    </style:style>
    <style:style style:name="gr41" style:family="graphic" style:parent-style-name="standard">
      <style:graphic-properties svg:stroke-color="#ff6600" draw:fill-color="#ff6600" draw:textarea-horizontal-align="justify" draw:textarea-vertical-align="middle" draw:auto-grow-height="false" fo:min-height="3.688cm" fo:min-width="0.389cm"/>
    </style:style>
    <style:style style:name="gr42" style:family="graphic" style:parent-style-name="objectwithoutfill">
      <style:graphic-properties svg:stroke-color="#2300dc" draw:marker-end="Arrow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3.465cm" fo:min-width="3.437cm"/>
    </style:style>
    <style:style style:name="gr44" style:family="graphic" style:parent-style-name="standard">
      <style:graphic-properties draw:textarea-horizontal-align="justify" draw:textarea-vertical-align="middle" draw:auto-grow-height="false" fo:min-height="1.356cm" fo:min-width="2.93cm"/>
    </style:style>
    <style:style style:name="gr45" style:family="graphic" style:parent-style-name="standard">
      <style:graphic-properties draw:fill-color="#999999" draw:textarea-horizontal-align="justify" draw:textarea-vertical-align="middle" draw:auto-grow-height="false" fo:min-height="0.39cm" fo:min-width="0.78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b3b3b3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c2300"/>
      <style:paragraph-properties fo:text-align="center"/>
    </style:style>
    <style:style style:name="P8" style:family="paragraph">
      <loext:graphic-properties draw:fill-color="#47b8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6bff6b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23b8dc"/>
      <style:paragraph-properties fo:text-align="center"/>
    </style:style>
    <style:style style:name="P13" style:family="paragraph">
      <loext:graphic-properties draw:fill-color="#23dc6b"/>
      <style:paragraph-properties fo:text-align="center"/>
    </style:style>
    <style:style style:name="P14" style:family="paragraph">
      <loext:graphic-properties draw:fill-color="#23dcdc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286cm" svg:height="2.921cm" svg:x="15.303cm" svg:y="2.553cm">
          <text:p text:style-name="P1">SRA</text:p>
          <text:p text:style-name="P1">(S3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4.064cm" svg:height="2.794cm" svg:x="4.127cm" svg:y="1.791cm">
          <text:p text:style-name="P1">Downloader</text:p>
          <text:p text:style-name="P1">(ec2 node)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318cm" svg:height="1.016cm" svg:x="9.969cm" svg:y="2.299cm">
          <text:p text:style-name="P1">Down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4.445cm" svg:height="1.016cm" svg:x="3.908cm" svg:y="6.998cm">
          <text:p text:style-name="P1">split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4.699cm" svg:height="2.051cm" svg:x="9.334cm" svg:y="4.331cm">
          <text:p text:style-name="P1">$ACC.bam |</text:p>
          <text:p text:style-name="P1">$ACC.fq.gz <text:s/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7.054cm" svg:y="13.067cm">
          <text:p text:style-name="P1">N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3.955cm" svg:y="13.067cm">
          <text:p text:style-name="P1">3.fq.0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3.655cm" svg:y="13.067cm">
          <text:p text:style-name="P1">2.fq.0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3.355cm" svg:y="13.067cm">
          <text:p text:style-name="P1">1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1.27cm" svg:height="1.016cm" svg:x="6.213cm" svg:y="13.902cm">
          <draw:text-box>
            <text:p>...</text:p>
          </draw:text-box>
        </draw:frame>
        <draw:custom-shape draw:style-name="gr6" draw:text-style-name="P3" draw:layer="layout" svg:width="3.048cm" svg:height="1.651cm" svg:x="14.414cm" svg:y="12.267cm">
          <text:p text:style-name="P1">N_1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11.315cm" svg:y="12.267cm"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11.015cm" svg:y="12.267cm"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10.715cm" svg:y="12.267cm">
          <text:p text:style-name="P1">1_1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1.27cm" svg:height="1.016cm" svg:x="13.573cm" svg:y="13.102cm">
          <draw:text-box>
            <text:p>...</text:p>
          </draw:text-box>
        </draw:frame>
        <draw:custom-shape draw:style-name="gr6" draw:text-style-name="P3" draw:layer="layout" svg:width="3.048cm" svg:height="1.651cm" svg:x="13.779cm" svg:y="14.299cm">
          <text:p text:style-name="P1">N_2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10.68cm" svg:y="14.299cm"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10.38cm" svg:y="14.299cm"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10.08cm" svg:y="14.299cm">
          <text:p text:style-name="P1">1_2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1.27cm" svg:height="1.016cm" svg:x="12.938cm" svg:y="15.134cm">
          <draw:text-box>
            <text:p>...</text:p>
          </draw:text-box>
        </draw:frame>
        <draw:custom-shape draw:style-name="gr8" draw:text-style-name="P2" xml:id="id10" draw:id="id10" draw:layer="layout" svg:width="4.445cm" svg:height="2.159cm" svg:x="7.937cm" svg:y="18.682cm">
          <text:p text:style-name="P1">s3://fq/$ACC/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5" xml:id="id6" draw:id="id6" draw:layer="layout" svg:width="6.604cm" svg:height="2.286cm" svg:x="7.429cm" svg:y="9.284cm">
          <text:p text:style-name="P1">Paired End Read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6.159cm" svg:y1="4.585cm" svg:x2="6.13cm" svg:y2="6.998cm" draw:start-shape="id1" draw:start-glue-point="2" draw:end-shape="id2" draw:end-glue-point="0" svg:d="M6159 4585v1207h-29v1206" svg:viewBox="0 0 30 2414">
          <text:p text:style-name="P1">(2)</text:p>
        </draw:connector>
        <draw:connector draw:style-name="gr11" draw:text-style-name="P6" draw:layer="layout" svg:x1="17.589cm" svg:y1="4.014cm" svg:x2="17.589cm" svg:y2="4.014cm" draw:start-shape="id3" draw:start-glue-point="8" draw:end-shape="id3" draw:end-glue-point="8" svg:d="M17589 4014z" svg:viewBox="0 0 1 1">
          <text:p/>
        </draw:connector>
        <draw:connector draw:style-name="gr12" draw:text-style-name="P1" draw:layer="layout" svg:x1="14.287cm" svg:y1="2.807cm" svg:x2="15.303cm" svg:y2="4.013cm" draw:start-shape="id4" draw:start-glue-point="1" draw:end-shape="id3" svg:d="M14287 2807h509v1206h507" svg:viewBox="0 0 1017 1207">
          <text:p/>
        </draw:connector>
        <draw:connector draw:style-name="gr13" draw:text-style-name="P1" draw:layer="layout" svg:x1="16.446cm" svg:y1="5.474cm" svg:x2="11.683cm" svg:y2="6.382cm" draw:start-shape="id3" draw:start-glue-point="7" draw:end-shape="id5" svg:d="M16446 5474v1409h-4763v-501" svg:viewBox="0 0 4764 1410">
          <text:p/>
        </draw:connector>
        <draw:connector draw:style-name="gr13" draw:text-style-name="P1" draw:layer="layout" svg:x1="9.921cm" svg:y1="5.357cm" svg:x2="8.191cm" svg:y2="3.188cm" draw:start-shape="id5" draw:start-glue-point="9" draw:end-shape="id1" draw:end-glue-point="1" svg:d="M9921 5357h-1159v-2169h-571" svg:viewBox="0 0 1731 2170">
          <text:p/>
        </draw:connector>
        <draw:connector draw:style-name="gr10" draw:text-style-name="P1" draw:layer="layout" svg:x1="6.159cm" svg:y1="1.791cm" svg:x2="12.128cm" svg:y2="2.299cm" draw:start-shape="id1" draw:start-glue-point="0" draw:end-shape="id4" svg:d="M6159 1791v-501h5969v1009" svg:viewBox="0 0 5970 1010">
          <text:p text:style-name="P1">(1)</text:p>
        </draw:connector>
        <draw:connector draw:style-name="gr12" draw:text-style-name="P1" draw:layer="layout" svg:x1="6.13cm" svg:y1="8.014cm" svg:x2="10.731cm" svg:y2="9.284cm" draw:start-shape="id2" draw:start-glue-point="2" draw:end-shape="id6" draw:end-glue-point="4" svg:d="M6130 8014v636h4601v634" svg:viewBox="0 0 4602 1271">
          <text:p/>
        </draw:connector>
        <draw:custom-shape draw:style-name="gr14" draw:text-style-name="P7" xml:id="id8" draw:id="id8" draw:layer="layout" svg:width="0.878cm" svg:height="0.889cm" svg:x="6.932cm" svg:y="11.716cm">
          <text:p text:style-name="P1">F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12" draw:text-style-name="P1" draw:layer="layout" svg:x1="14.033cm" svg:y1="10.427cm" svg:x2="14.838cm" svg:y2="11.027cm" draw:start-shape="id6" draw:start-glue-point="7" draw:end-shape="id7" draw:end-glue-point="4" svg:d="M14033 10427h805v600" svg:viewBox="0 0 806 601">
          <text:p/>
        </draw:connector>
        <draw:connector draw:style-name="gr12" draw:text-style-name="P1" draw:layer="layout" svg:x1="7.429cm" svg:y1="10.427cm" svg:x2="7.372cm" svg:y2="11.716cm" draw:start-shape="id6" draw:start-glue-point="5" draw:end-shape="id8" draw:end-glue-point="4" svg:d="M7429 10427h-57v1289" svg:viewBox="0 0 58 1290">
          <text:p/>
        </draw:connector>
        <draw:custom-shape draw:style-name="gr15" draw:text-style-name="P8" xml:id="id7" draw:id="id7" draw:layer="layout" svg:width="0.878cm" svg:height="0.889cm" svg:x="14.398cm" svg:y="11.027cm">
          <text:p text:style-name="P1">T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16" draw:text-style-name="P6" xml:id="id9" draw:id="id9" draw:layer="layout" svg:x1="3.905cm" svg:y1="17.404cm" svg:x2="16.319cm" svg:y2="17.404cm">
          <text:p/>
        </draw:line>
        <draw:connector draw:style-name="gr13" draw:text-style-name="P1" draw:layer="layout" svg:x1="10.112cm" svg:y1="17.404cm" svg:x2="10.16cm" svg:y2="18.682cm" draw:start-shape="id9" draw:start-glue-point="0" draw:end-shape="id10" draw:end-glue-point="5" svg:d="M10112 17404v639h48v639" svg:viewBox="0 0 49 1279">
          <text:p/>
        </draw:connector>
        <draw:custom-shape draw:style-name="gr17" draw:text-style-name="P1" draw:layer="layout" svg:width="3.556cm" svg:height="1.016cm" svg:x="15.811cm" svg:y="10.935cm">
          <text:p text:style-name="P1">sort 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12.033cm" svg:height="2.54cm" svg:x="4.013cm" svg:y="16.442cm">
          <draw:text-box>
            <text:p>input is split into N .fq files of blockSize </text:p>
          </draw:text-box>
        </draw:frame>
        <draw:custom-shape draw:style-name="gr19" draw:text-style-name="P5" xml:id="id13" draw:id="id13" draw:layer="layout" svg:width="2.921cm" svg:height="4.826cm" svg:x="0.792cm" svg:y="1.402cm">
          <text:p text:style-name="P1"><text:span text:style-name="T1">Acce</text:span><text:span text:style-name="T1">ssio</text:span><text:span text:style-name="T1">ns</text:span></text:p>
          <text:p text:style-name="P1">ACC1</text:p>
          <text:p text:style-name="P1">ACC2</text:p>
          <text:p text:style-name="P1">ACC2</text:p>
          <text:p text:style-name="P1">…</text:p>
          <text:p text:style-name="P1">ACCX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4" draw:layer="layout" svg:width="7.366cm" svg:height="1.673cm" svg:x="12.284cm" svg:y="18.936cm">
          <draw:text-box>
            <text:p>FASTQ Block Buffer</text:p>
            <text:p><text:s/></text:p>
          </draw:text-box>
        </draw:frame>
        <draw:custom-shape draw:style-name="gr21" draw:text-style-name="P5" xml:id="id11" draw:id="id11" draw:layer="layout" svg:width="5.207cm" svg:height="3.683cm" svg:x="17.256cm" svg:y="15.478cm">
          <text:p text:style-name="P1">Block Buffer</text:p>
          <text:p text:style-name="P1">&gt;500 G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8" xml:id="id14" draw:id="id14" draw:layer="layout" svg:width="0.878cm" svg:height="0.889cm" svg:x="21.966cm" svg:y="16.875cm">
          <text:p text:style-name="P1">T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4" draw:text-style-name="P7" xml:id="id12" draw:id="id12" draw:layer="layout" svg:width="0.878cm" svg:height="0.889cm" svg:x="19.426cm" svg:y="15.097cm">
          <text:p text:style-name="P1">F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11" draw:text-style-name="P6" draw:layer="layout" svg:x1="12.382cm" svg:y1="19.762cm" svg:x2="19.86cm" svg:y2="19.161cm" draw:start-shape="id10" draw:start-glue-point="8" draw:end-shape="id11" draw:end-glue-point="6" svg:d="M12382 19762h7478v-601" svg:viewBox="0 0 7479 602">
          <text:p/>
        </draw:connector>
        <draw:connector draw:style-name="gr11" draw:text-style-name="P6" draw:layer="layout" svg:x1="19.866cm" svg:y1="15.097cm" svg:x2="2.253cm" svg:y2="1.402cm" draw:start-shape="id12" draw:start-glue-point="4" draw:end-shape="id13" draw:end-glue-point="7" svg:d="M19866 15097v-14196h-17613v501" svg:viewBox="0 0 17614 14197">
          <text:p/>
        </draw:connector>
        <draw:custom-shape draw:style-name="gr22" draw:text-style-name="P9" xml:id="id15" draw:id="id15" draw:layer="layout" svg:width="4.318cm" svg:height="1.016cm" svg:x="23.225cm" svg:y="19.288cm">
          <text:p text:style-name="P1">shut-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2.844cm" svg:y1="17.319cm" svg:x2="25.384cm" svg:y2="19.288cm" draw:start-shape="id14" draw:start-glue-point="6" draw:end-shape="id15" draw:end-glue-point="0" svg:d="M22844 17319h2540v1969" svg:viewBox="0 0 2541 1970">
          <text:p/>
        </draw:connector>
      </draw:page>
      <draw:page draw:name="page2" draw:style-name="dp1" draw:master-page-name="Default">
        <draw:custom-shape draw:style-name="gr23" draw:text-style-name="P10" xml:id="id31" draw:id="id31" draw:layer="layout" svg:width="6.858cm" svg:height="3.588cm" svg:x="20.839cm" svg:y="17.1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xml:id="id24" draw:id="id24" draw:layer="layout" svg:width="13.358cm" svg:height="3.821cm" svg:x="10.452cm" svg:y="7.22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2.7cm" svg:height="4.064cm" svg:x="14.97cm" svg:y="1.3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45cm" svg:height="2.159cm" svg:x="19.288cm" svg:y="0.432cm">
          <text:p text:style-name="P1">s3://fq/$ACC/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6" draw:layer="layout" svg:x1="15.987cm" svg:y1="0.624cm" svg:x2="15.987cm" svg:y2="0.624cm" svg:d="M15987 624z" svg:viewBox="0 0 1 1">
          <text:p/>
        </draw:connector>
        <draw:custom-shape draw:style-name="gr6" draw:text-style-name="P3" xml:id="id19" draw:id="id19" draw:layer="layout" svg:width="3.048cm" svg:height="1.651cm" svg:x="23.987cm" svg:y="3.099cm">
          <text:p text:style-name="P1">N_0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6" draw:id="id16" draw:layer="layout" svg:width="3.048cm" svg:height="1.651cm" svg:x="18.088cm" svg:y="3.099cm">
          <text:p text:style-name="P1">FQ_2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1" draw:layer="layout" svg:width="3.048cm" svg:height="1.651cm" svg:x="15.588cm" svg:y="3.099cm">
          <text:p text:style-name="P1">FQ_1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1.27cm" svg:height="1.016cm" svg:x="22.946cm" svg:y="3.934cm">
          <draw:text-box>
            <text:p>...</text:p>
          </draw:text-box>
        </draw:frame>
        <draw:custom-shape draw:style-name="gr27" draw:text-style-name="P12" xml:id="id22" draw:id="id22" draw:layer="layout" svg:width="4.064cm" svg:height="2.794cm" svg:x="7.727cm" svg:y="5.688cm">
          <text:p text:style-name="P1">Scheduler</text:p>
          <text:p text:style-name="P1">(EC2-node)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2.921cm" svg:height="3.81cm" svg:x="2.524cm" svg:y="5.318cm">
          <text:p text:style-name="P1">Work List</text:p>
          <text:p text:style-name="P1"><text:span text:style-name="T2">-fq_1</text:span></text:p>
          <text:p text:style-name="P1">-fq_2</text:p>
          <text:p text:style-name="P1">-fq_3</text:p>
          <text:p text:style-name="P1">...</text:p>
          <text:p text:style-name="P1">-fq_N</text:p>
          <text:p text:style-name="P1"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1" xml:id="id18" draw:id="id18" draw:layer="layout" svg:width="2.667cm" svg:height="2.54cm" svg:x="15.893cm" svg:y="7.839cm">
          <text:p text:style-name="P1">Aligner 2<text:line-break/>(ec2)</text:p>
          <draw:enhanced-geometry svg:viewBox="0 0 21600 21600" draw:type="rectangle" draw:enhanced-path="M 0 0 L 21600 0 21600 21600 0 21600 0 0 Z N"/>
        </draw:custom-shape>
        <draw:custom-shape draw:style-name="gr29" draw:text-style-name="P1" xml:id="id20" draw:id="id20" draw:layer="layout" svg:width="2.667cm" svg:height="2.54cm" svg:x="20.23cm" svg:y="7.839cm">
          <text:p text:style-name="P1">Aligner M<text:line-break/>(ec2)</text:p>
          <draw:enhanced-geometry svg:viewBox="0 0 21600 21600" draw:type="rectangle" draw:enhanced-path="M 0 0 L 21600 0 21600 21600 0 21600 0 0 Z N"/>
        </draw:custom-shape>
        <draw:custom-shape draw:style-name="gr29" draw:text-style-name="P1" xml:id="id17" draw:id="id17" draw:layer="layout" svg:width="2.667cm" svg:height="2.54cm" svg:x="12.199cm" svg:y="7.839cm">
          <text:p text:style-name="P1">Aligner 1<text:line-break/>(ec2)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27cm" svg:height="1.016cm" svg:x="18.595cm" svg:y="9.617cm">
          <draw:text-box>
            <text:p>...</text:p>
          </draw:text-box>
        </draw:frame>
        <draw:connector draw:style-name="gr13" draw:text-style-name="P1" draw:layer="layout" svg:x1="19.612cm" svg:y1="4.75cm" svg:x2="13.532cm" svg:y2="7.839cm" draw:start-shape="id16" draw:start-glue-point="8" draw:end-shape="id17" svg:d="M19612 4750v1545h-6080v1544" svg:viewBox="0 0 6081 3090">
          <text:p/>
        </draw:connector>
        <draw:connector draw:style-name="gr13" draw:text-style-name="P1" draw:layer="layout" draw:line-skew="0.528cm" svg:x1="21.731cm" svg:y1="4.75cm" svg:x2="17.226cm" svg:y2="7.839cm" draw:end-shape="id18" draw:end-glue-point="0" svg:d="M21731 4750v1822h-4505v1267" svg:viewBox="0 0 4506 3090">
          <text:p/>
        </draw:connector>
        <draw:connector draw:style-name="gr13" draw:text-style-name="P1" draw:layer="layout" draw:line-skew="1.163cm" svg:x1="25.13cm" svg:y1="4.75cm" svg:x2="21.563cm" svg:y2="7.839cm" draw:start-shape="id19" draw:start-glue-point="7" draw:end-shape="id20" svg:d="M25130 4750v2708h-3567v381" svg:viewBox="0 0 3568 3090">
          <text:p/>
        </draw:connector>
        <draw:frame draw:style-name="gr30" draw:text-style-name="P4" draw:layer="layout" svg:width="7.366cm" svg:height="2.384cm" svg:x="12.303cm" svg:y="0.521cm">
          <draw:text-box>
            <text:p>FASTQ Block Buffer</text:p>
            <text:p><text:s text:c="4"/>(~500 Gb limit)</text:p>
          </draw:text-box>
        </draw:frame>
        <draw:custom-shape draw:style-name="gr26" draw:text-style-name="P11" draw:layer="layout" svg:width="3.048cm" svg:height="1.651cm" svg:x="15.389cm" svg:y="3.199cm">
          <text:p text:style-name="P1">FQ_1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8" draw:id="id28" draw:layer="layout" svg:width="3.048cm" svg:height="1.651cm" svg:x="17.889cm" svg:y="3.199cm">
          <text:p text:style-name="P1">2_1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1" draw:layer="layout" svg:width="3.048cm" svg:height="1.651cm" svg:x="15.39cm" svg:y="3.199cm">
          <text:p text:style-name="P1">1_1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3.048cm" svg:height="2.667cm" svg:x="4.721cm" svg:y="10.647cm">
          <text:p text:style-name="P1">Aligner</text:p>
          <text:p text:style-name="P1">AMI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draw:layer="layout" svg:width="3.048cm" svg:height="1.651cm" svg:x="20.558cm" svg:y="3.159cm">
          <text:p text:style-name="P1">3_0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3.094cm" svg:height="1.016cm" svg:x="23.598cm" svg:y="5.699cm">
          <text:p text:style-name="P1">down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xml:id="id21" draw:id="id21" draw:layer="layout" svg:width="3.094cm" svg:height="1.016cm" svg:x="15.046cm" svg:y="11.795cm">
          <text:p text:style-name="P1">al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xml:id="id25" draw:id="id25" draw:layer="layout" svg:width="3.094cm" svg:height="1.016cm" svg:x="15.647cm" svg:y="12.996cm">
          <text:p text:style-name="P1">up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xml:id="id23" draw:id="id23" draw:layer="layout" svg:width="3.602cm" svg:height="1.016cm" svg:x="3.967cm" svg:y="9.504cm">
          <text:p text:style-name="P1">Launch x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xml:id="id27" draw:id="id27" draw:layer="layout" svg:width="3.094cm" svg:height="1.016cm" svg:x="16.448cm" svg:y="14.197cm">
          <text:p text:style-name="P1">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2.7cm" svg:height="4.064cm" svg:x="2.251cm" svg:y="16.9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xml:id="id26" draw:id="id26" draw:layer="layout" svg:width="4.953cm" svg:height="2.159cm" svg:x="6.569cm" svg:y="16.067cm">
          <text:p text:style-name="P1">s3://bam/$ACC/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6" draw:layer="layout" svg:x1="3.268cm" svg:y1="16.259cm" svg:x2="3.268cm" svg:y2="16.259cm" svg:d="M3268 16259z" svg:viewBox="0 0 1 1">
          <text:p/>
        </draw:connector>
        <draw:custom-shape draw:style-name="gr35" draw:text-style-name="P5" draw:layer="layout" svg:width="3.048cm" svg:height="1.651cm" svg:x="7.468cm" svg:y="18.734cm">
          <text:p text:style-name="P1">3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1.651cm" svg:x="2.469cm" svg:y="18.734cm">
          <text:p text:style-name="P1">1.bam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0" draw:text-style-name="P4" draw:layer="layout" svg:width="7.366cm" svg:height="2.384cm" svg:x="-0.016cm" svg:y="16.156cm">
          <draw:text-box>
            <text:p>Aligned bam blocks</text:p>
          </draw:text-box>
        </draw:frame>
        <draw:connector draw:style-name="gr12" draw:text-style-name="P1" draw:layer="layout" draw:line-skew="0.327cm" svg:x1="13.532cm" svg:y1="10.379cm" svg:x2="16.593cm" svg:y2="11.795cm" draw:start-shape="id17" draw:start-glue-point="2" draw:end-shape="id21" draw:end-glue-point="0" svg:d="M13532 10379v1035h3061v381" svg:viewBox="0 0 3062 1417">
          <text:p/>
        </draw:connector>
        <draw:connector draw:style-name="gr12" draw:text-style-name="P1" draw:layer="layout" svg:x1="7.727cm" svg:y1="7.085cm" svg:x2="5.768cm" svg:y2="9.504cm" draw:start-shape="id22" draw:start-glue-point="3" draw:end-shape="id23" draw:end-glue-point="0" svg:d="M7727 7085h-1959v2419" svg:viewBox="0 0 1960 2420">
          <text:p/>
        </draw:connector>
        <draw:connector draw:style-name="gr13" draw:text-style-name="P1" draw:layer="layout" svg:x1="7.569cm" svg:y1="10.012cm" svg:x2="10.452cm" svg:y2="9.133cm" draw:start-shape="id23" draw:start-glue-point="1" draw:end-shape="id24" draw:end-glue-point="3" svg:d="M7569 10012h1434v-879h1449" svg:viewBox="0 0 2884 880">
          <text:p/>
        </draw:connector>
        <draw:custom-shape draw:style-name="gr6" draw:text-style-name="P3" draw:layer="layout" svg:width="3.048cm" svg:height="1.651cm" svg:x="4.969cm" svg:y="18.734cm">
          <text:p text:style-name="P1">2.bam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5" draw:text-style-name="P5" draw:layer="layout" svg:width="3.048cm" svg:height="1.651cm" svg:x="10.669cm" svg:y="18.734cm">
          <text:p text:style-name="P1">N.fq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1.27cm" svg:height="1.016cm" svg:x="9.744cm" svg:y="19.623cm">
          <draw:text-box>
            <text:p>...</text:p>
          </draw:text-box>
        </draw:frame>
        <draw:connector draw:style-name="gr13" draw:text-style-name="P1" draw:layer="layout" svg:x1="15.647cm" svg:y1="13.504cm" svg:x2="9.046cm" svg:y2="16.067cm" draw:start-shape="id25" draw:start-glue-point="3" draw:end-shape="id26" draw:end-glue-point="5" svg:d="M15647 13504h-6601v2563" svg:viewBox="0 0 6602 2564">
          <text:p/>
        </draw:connector>
        <draw:connector draw:style-name="gr36" draw:text-style-name="P1" draw:layer="layout" draw:line-skew="0.133cm 2.525cm" svg:x1="19.542cm" svg:y1="14.705cm" svg:x2="19.413cm" svg:y2="4.85cm" draw:start-shape="id27" draw:start-glue-point="1" draw:end-shape="id28" draw:end-glue-point="8" svg:d="M19542 14705h635v-2656h-764v-7199" svg:viewBox="0 0 765 9856">
          <text:p/>
        </draw:connector>
        <draw:custom-shape draw:style-name="gr37" draw:text-style-name="P13" draw:layer="layout" svg:width="1.389cm" svg:height="2.159cm" svg:x="23.387cm" svg:y="10.225cm">
          <text:p text:style-name="P1">S3://logs/ACC_N.log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4" xml:id="id29" draw:id="id29" draw:layer="layout" svg:width="3.094cm" svg:height="1.016cm" svg:x="17.129cm" svg:y="15.378cm">
          <text:p text:style-name="P1">Update Schedu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svg:x1="17.129cm" svg:y1="15.886cm" svg:x2="9.759cm" svg:y2="8.482cm" draw:start-shape="id29" draw:start-glue-point="3" draw:end-shape="id22" draw:end-glue-point="2" svg:d="M17129 15886h-7370v-7404" svg:viewBox="0 0 7371 7405">
          <text:p text:style-name="P1"/>
        </draw:connector>
        <draw:custom-shape draw:style-name="gr40" draw:text-style-name="P2" draw:layer="layout" svg:width="5.715cm" svg:height="2.159cm" svg:x="21.501cm" svg:y="17.81cm">
          <text:p text:style-name="P1">s3://out/$ACC.bam</text:p>
          <draw:enhanced-geometry svg:viewBox="0 0 88 21600" draw:glue-points="44 ?f6 44 0 0 10800 44 21600 88 10800" draw:text-areas="0 ?f6 88 ?f3" draw:mirror-horizontal="false" draw:mirror-vertical="false" draw:type="can" draw:modifiers="509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2" xml:id="id30" draw:id="id30" draw:layer="layout" svg:width="0.889cm" svg:height="3.937cm" svg:x="14.989cm" svg:y="17.002cm">
          <text:p/>
          <draw:enhanced-geometry svg:viewBox="0 0 21600 21600" draw:text-areas="0 0 21600 21600" draw:type="chevron" draw:modifiers="12110.56179775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889cm" svg:height="3.937cm" svg:x="14.327cm" svg:y="17.002cm">
          <text:p/>
          <draw:enhanced-geometry svg:viewBox="0 0 21600 21600" draw:text-areas="0 0 21600 21600" draw:type="chevron" draw:modifiers="12110.56179775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2" draw:text-style-name="P6" draw:layer="layout" svg:x1="15.878cm" svg:y1="18.97cm" svg:x2="20.839cm" svg:y2="18.896cm" draw:start-shape="id30" draw:start-glue-point="1" draw:end-shape="id31" draw:end-glue-point="3" svg:d="M15878 18970h2481v-74h2480" svg:viewBox="0 0 4962 75">
          <text:p/>
        </draw:connector>
        <draw:custom-shape draw:style-name="gr43" draw:text-style-name="P1" draw:layer="layout" svg:width="3.937cm" svg:height="3.715cm" svg:x="16.121cm" svg:y="17.029cm">
          <text:p text:style-name="P1">Merge .bams</text:p>
          <text:p text:style-name="P1">(on-demand </text:p>
          <text:p text:style-name="P1">ec2)</text:p>
          <draw:enhanced-geometry svg:viewBox="0 0 21600 21600" draw:type="rectangle" draw:enhanced-path="M 0 0 L 21600 0 21600 21600 0 21600 0 0 Z N"/>
        </draw:custom-shape>
        <draw:custom-shape draw:style-name="gr44" draw:text-style-name="P1" xml:id="id32" draw:id="id32" draw:layer="layout" svg:width="3.602cm" svg:height="1.778cm" svg:x="3.821cm" svg:y="2.016cm">
          <text:p text:style-name="P1">Launch</text:p>
          <text:p text:style-name="P1">down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9.759cm" svg:y1="5.688cm" svg:x2="7.423cm" svg:y2="2.905cm" draw:start-shape="id22" draw:start-glue-point="0" draw:end-shape="id32" draw:end-glue-point="1" svg:d="M9759 5688v-2783h-2336" svg:viewBox="0 0 2337 2784">
          <text:p/>
        </draw:connector>
        <draw:custom-shape draw:style-name="gr45" draw:text-style-name="P15" draw:layer="layout" svg:width="2.032cm" svg:height="1.016cm" svg:x="2.135cm" svg:y="11.541cm">
          <text:p text:style-name="P1">genome.fa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16:03:26.146370208</meta:creation-date>
    <dc:date>2020-03-02T17:37:16.511102933</dc:date>
    <meta:editing-duration>PT46M58S</meta:editing-duration>
    <meta:editing-cycles>15</meta:editing-cycles>
    <meta:generator>LibreOffice/6.0.7.3$Linux_X86_64 LibreOffice_project/00m0$Build-3</meta:generator>
    <meta:document-statistic meta:object-count="100"/>
  </office:meta>
</office:document-meta>
</file>